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lear Sans" svg:font-family="Clear Sans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Untertitel" style:family="paragraph">
      <style:text-properties fo:language="en" fo:country="US"/>
    </style:style>
    <style:style style:name="P4" style:parent-style-name="Untertitel" style:family="paragraph">
      <style:text-properties fo:font-weight="bold" style:font-weight-asian="bold" style:font-weight-complex="bold" fo:language="en" fo:country="US"/>
    </style:style>
    <style:style style:name="P5" style:parent-style-name="Untertitel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Überschrift1" style:family="paragraph">
      <style:text-properties fo:language="en" fo:country="US"/>
    </style:style>
    <style:style style:name="P8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9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0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1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2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3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4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5" style:parent-style-name="Standard" style:family="paragraph">
      <style:paragraph-properties style:vertical-align="auto" fo:margin-top="0.0694in" fo:margin-bottom="0.0694in" fo:margin-left="0.2958in" fo:text-indent="0in">
        <style:tab-stops>
          <style:tab-stop style:type="left" style:position="0.4541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6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7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18" style:parent-style-name="Überschrift1" style:family="paragraph">
      <style:text-properties fo:language="en" fo:country="US"/>
    </style:style>
    <style:style style:name="P19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20" style:parent-style-name="Standard" style:family="paragraph">
      <style:paragraph-properties style:vertical-align="auto" fo:margin-bottom="0.0833in" fo:margin-left="0.3347in">
        <style:tab-stops>
          <style:tab-stop style:type="left" style:position="0.3013in"/>
          <style:tab-stop style:type="left" style:position="0.9375in"/>
          <style:tab-stop style:type="left" style:position="1.5736in"/>
          <style:tab-stop style:type="left" style:position="2.2097in"/>
          <style:tab-stop style:type="left" style:position="2.8458in"/>
          <style:tab-stop style:type="left" style:position="3.4819in"/>
          <style:tab-stop style:type="left" style:position="4.118in"/>
          <style:tab-stop style:type="left" style:position="4.7541in"/>
          <style:tab-stop style:type="left" style:position="5.3902in"/>
          <style:tab-stop style:type="left" style:position="6.0263in"/>
          <style:tab-stop style:type="left" style:position="6.6625in"/>
          <style:tab-stop style:type="left" style:position="7.2986in"/>
          <style:tab-stop style:type="left" style:position="7.9347in"/>
          <style:tab-stop style:type="left" style:position="8.5708in"/>
          <style:tab-stop style:type="left" style:position="9.2069in"/>
          <style:tab-stop style:type="left" style:position="9.843in"/>
        </style:tab-stops>
      </style:paragraph-properties>
      <style:text-properties fo:font-style="italic" style:font-style-asian="italic" fo:font-size="10.5pt" style:font-size-asian="10.5pt" fo:language="en" fo:country="US" fo:hyphenate="true"/>
    </style:style>
    <style:style style:name="P21" style:parent-style-name="Standard" style:family="paragraph">
      <style:paragraph-properties style:vertical-align="auto" fo:margin-bottom="0.0833in" fo:margin-left="0.3347in">
        <style:tab-stops/>
      </style:paragraph-properties>
      <style:text-properties fo:font-style="italic" style:font-style-asian="italic" fo:font-size="10.5pt" style:font-size-asian="10.5pt" fo:language="en" fo:country="US" fo:hyphenate="true"/>
    </style:style>
    <style:style style:name="P22" style:parent-style-name="Standard" style:family="paragraph">
      <style:paragraph-properties style:vertical-align="auto" fo:margin-bottom="0.0833in"/>
      <style:text-properties fo:font-size="10.5pt" style:font-size-asian="10.5pt" fo:language="en" fo:country="US" fo:hyphenate="true"/>
    </style:style>
    <style:style style:name="P23" style:parent-style-name="Standard" style:family="paragraph">
      <style:paragraph-properties style:vertical-align="auto" fo:margin-bottom="0.0833in"/>
      <style:text-properties fo:font-size="10.5pt" style:font-size-asian="10.5pt" fo:language="en" fo:country="US" fo:hyphenate="true"/>
    </style:style>
  </office:automatic-styles>
  <office:body>
    <office:text text:use-soft-page-breaks="true">
      <text:p text:style-name="P1">Data Science</text:p>
      <text:p text:style-name="P2">(BHTB<text:s/>MIM 12 S18)</text:p>
      <text:p text:style-name="P3"><text:bookmark-start text:name="magicparlabel-971"/><text:bookmark-end text:name="magicparlabel-971"/>Jens Gäbeler (MatrNo.: 70453756)</text:p>
      <text:p text:style-name="P4">Instance Based Methods<text:s/>Exercise</text:p>
      <text:p text:style-name="P5">(Due Date<text:s/>24.06.2018)</text:p>
      <text:p text:style-name="P6"/>
      <text:h text:style-name="P7" text:outline-level="1">Exercise 1<text:s/>(Optional)</text:h>
      <text:p text:style-name="P8">Implement KNN by hand for just 2 dimensions with normalization.<text:s/></text:p>
      <text:p text:style-name="P9">This is easy because:<text:s/></text:p>
      <text:list text:style-name="LFO1" text:continue-numbering="true">
        <text:list-item>
          <text:p text:style-name="P10">funct: You normalize your data in another table<text:s/></text:p>
        </text:list-item>
        <text:list-item>
          <text:p text:style-name="P11">funct: You code a simple euclid distance function<text:s/></text:p>
        </text:list-item>
        <text:list-item>
          <text:p text:style-name="P12">funct: You take a point and calculate the distance<text:s/>to all points<text:s/></text:p>
        </text:list-item>
        <text:list-item>
          <text:p text:style-name="P13">funct: You take the list from above and sort it<text:s/></text:p>
        </text:list-item>
        <text:list-item>
          <text:p text:style-name="P14">funct: You aggregate by target variable<text:s/></text:p>
        </text:list-item>
        <text:list-item>
          <text:p text:style-name="P15">funct: you take the max to determine the target<text:s/>class<text:s/></text:p>
        </text:list-item>
      </text:list>
      <text:p text:style-name="P16">you are finished!<text:s/></text:p>
      <text:p text:style-name="P17">Note: This is the only chance to implement a machine learning algorithm by hand and hence learn something from the ground up!<text:s/></text:p>
      <text:h text:style-name="P18" text:outline-level="1">Exercise 2</text:h>
      <text:p text:style-name="P19">In the logistic regression example, I gave you a new iris data:<text:s/></text:p>
      <text:p text:style-name="P20">4.8,<text:s/>2.5,<text:s/>5.3,<text:s/>2.4</text:p>
      <text:p text:style-name="P21">Please classify this flower using KNN.<text:s/></text:p>
      <text:p text:style-name="P22">The Jupyter Notebook file was appended by some lines to accomplish the Exercise. The calculated Label for the given iris is 2.<text:s/></text:p>
      <text:p text:style-name="P23">The Jupyter Notebook is available under:<text:s/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lear Sans" svg:font-family="Clear Sans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Clear Sans" style:font-name-complex="Lohit Marath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text-transform="uppercase" fo:hyphenate="false"/>
    </style:style>
    <style:style style:name="Überschrift2" style:display-name="Überschrift 2" style:family="paragraph" style:parent-style-name="Heading" style:default-outline-level="2">
      <style:text-properties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text-align="center">
        <style:tab-stops>
          <style:tab-stop style:type="center" style:position="3.4625in"/>
          <style:tab-stop style:type="right" style:position="6.925in"/>
        </style:tab-stops>
      </style:paragraph-properties>
      <style:text-properties fo:color="#666666" fo:font-size="10.5pt" style:font-size-asian="10.5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font-style="italic" style:font-style-asian="italic" fo:font-size="10.5pt" style:font-size-asian="10.5pt" fo:hyphenate="false"/>
    </style:style>
    <style:style style:name="Illustration" style:display-name="Illustration" style:family="paragraph" style:parent-style-name="Beschriftung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mage" style:display-name="Image" style:family="paragraph" style:parent-style-name="Beschriftung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KeinLeerraum" style:display-name="Kein Leerraum" style:family="paragraph">
      <style:text-properties style:font-name-complex="Mangal" style:font-size-complex="10.5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Fußzeile">VFHDSC –<text:s/>IBM<text:s/>Exercise<text:s/>– Jens Gäbeler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s Gäbeler</dc:creator>
    <meta:creation-date>2018-04-05T20:45:00Z</meta:creation-date>
    <dc:date>2018-06-14T12:44:00Z</dc:date>
    <meta:template xlink:href="Normal.dotm" xlink:type="simple"/>
    <meta:editing-cycles>26</meta:editing-cycles>
    <meta:editing-duration>PT0S</meta:editing-duration>
    <meta:document-statistic meta:page-count="1" meta:paragraph-count="1" meta:word-count="135" meta:character-count="991" meta:row-count="7" meta:non-whitespace-character-count="857"/>
  </office:meta>
</office:document-meta>
</file>